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baseline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,</text:p>
      <text:p text:style-name="Standard">Je suis un test de templating en odt.</text:p>
      <text:p text:style-name="Standard">Je m'appelle : <text:a xlink:type="simple" xlink:href="relatorio://first_name" text:style-name="Internet_20_link" text:visited-style-name="Visited_20_Internet_20_Link"><text:span text:style-name="T2">first_name</text:span></text:a><text:span text:style-name="T2"> </text:span><text:span text:style-name="T2"><text:placeholder text:placeholder-type="text">&lt;last_name&gt;</text:placeholder></text:span><text:span text:style-name="T1">. J'habite à </text:span><text:span text:style-name="T1"><text:placeholder text:placeholder-type="text">&lt;ville&gt;</text:placeholder></text:span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Standard"><text:a xlink:type="simple" xlink:href="relatorio://for%20each=%22f%20in%20friends%22" text:style-name="Internet_20_link" text:visited-style-name="Visited_20_Internet_20_Link">for each="f in friends"</text:a></text:p>
          </table:table-cell>
          <table:covered-table-cell/>
        </table:table-row>
        <table:table-row>
          <table:table-cell table:style-name="Table1.A3" office:value-type="string">
            <text:p text:style-name="Table_20_Contents"><text:a xlink:type="simple" xlink:href="relatorio://f.first_name" text:style-name="Internet_20_link" text:visited-style-name="Visited_20_Internet_20_Link">f.first_name</text:a></text:p>
          </table:table-cell>
          <table:table-cell table:style-name="Table1.A2" office:value-type="string">
            <text:p text:style-name="Table_20_Contents"><text:placeholder text:placeholder-type="text">&lt;f.last_name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a xlink:type="simple" xlink:href="relatorio:///for" text:style-name="Internet_20_link" text:visited-style-name="Visited_20_Internet_20_Link">/for</text:a></text:p>
          </table:table-cell>
          <table:covered-table-cell/>
        </table:table-row>
      </table:table>
      <text:p text:style-name="P1"/>
      <text:p text:style-name="P1">J'ai aussi des hobbies:</text:p>
      <text:list xml:id="list2836459172" text:style-name="L1">
        <text:list-item>
          <text:p text:style-name="P4"><text:a xlink:type="simple" xlink:href="relatorio://for%20each=%22h%20in%20hobbies%22" text:style-name="Internet_20_link" text:visited-style-name="Visited_20_Internet_20_Link">for each="h in hobbies"</text:a></text:p>
        </text:list-item>
        <text:list-item>
          <text:p text:style-name="P4"><text:a xlink:type="simple" xlink:href="relatorio://h" text:style-name="Internet_20_link" text:visited-style-name="Visited_20_Internet_20_Link">h</text:a></text:p>
        </text:list-item>
        <text:list-item>
          <text:p text:style-name="P4"><text:a xlink:type="simple" xlink:href="relatorio:///for" text:style-name="Internet_20_link" text:visited-style-name="Visited_20_Internet_20_Link">/for</text:a></text:p>
        </text:list-item>
      </text:list>
      <text:p text:style-name="P1"/>
      <text:p text:style-name="P1">Et j'ai même des animaux :</text:p>
      <text:list xml:id="list90774468" text:style-name="L2">
        <text:list-item>
          <text:p text:style-name="P5"><text:a xlink:type="simple" xlink:href="relatorio://for%20each=%22animal%20in%20animals%22" text:style-name="Internet_20_link" text:visited-style-name="Visited_20_Internet_20_Link">for each="animal in animals"</text:a></text:p>
        </text:list-item>
        <text:list-item>
          <text:p text:style-name="P5"><text:placeholder text:placeholder-type="text">&lt;animal&gt;</text:placeholder></text:p>
        </text:list-item>
        <text:list-item>
          <text:p text:style-name="P5"><text:a xlink:type="simple" xlink:href="relatorio:///for" text:style-name="Internet_20_link" text:visited-style-name="Visited_20_Internet_20_Link">/for</text:a></text:p>
        </text:list-item>
      </text:list>
      <text:p text:style-name="P1"/>
      <text:p text:style-name="P1">On peut aussi afficher des images:</text:p>
      <text:p text:style-name="P1"/>
      <text:p text:style-name="P1"><draw:frame draw:style-name="fr1" draw:name="image: (oeuf, 'image/png')" text:anchor-type="paragraph" svg:width="2cm" draw:z-index="1"><draw:text-box fo:min-height="0.499cm"><text:p text:style-name="P2"/></draw:text-box></draw:frame></text:p>
      <text:p text:style-name="P1"><draw:frame draw:style-name="fr1" draw:name="image: oeuf, 'image/png'" text:anchor-type="paragraph" svg:width="2cm" draw:z-index="2"><draw:text-box fo:min-height="0.499cm"><text:p text:style-name="P2"/></draw:text-box></draw:frame></text:p>
      <text:p text:style-name="P1"/>
      <text:p text:style-name="P1">Et aussi dans des boucles:</text:p>
      <text:list xml:id="list1125134536" text:style-name="L3">
        <text:list-item>
          <text:p text:style-name="P6"><text:a xlink:type="simple" xlink:href="relatorio://for%20each=%22img%20in%20images%22" text:style-name="Internet_20_link" text:visited-style-name="Visited_20_Internet_20_Link">for each="img in images"</text:a></text:p>
        </text:list-item>
        <text:list-item>
          <text:p text:style-name="P6"><draw:frame draw:style-name="fr2" draw:name="image: img" text:anchor-type="as-char" svg:width="1.732cm" svg:height="1.513cm" draw:z-index="0"><draw:text-box><text:p text:style-name="P2"/></draw:text-box></draw:frame></text:p>
        </text:list-item>
        <text:list-item>
          <text:p text:style-name="P6"><text:a xlink:type="simple" xlink:href="relatorio:///for" text:style-name="Internet_20_link" text:visited-style-name="Visited_20_Internet_20_Link">/for</text:a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2cm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2.002cm" style:type="right"/>
          <style:tab-stop style:position="-0.998cm" style:type="center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text:a xlink:type="simple" xlink:href="relatorio://footer" text:style-name="Internet_20_link" text:visited-style-name="Visited_20_Internet_20_Link">footer</text:a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meta:creation-date>2007-10-29T16:21:35</meta:creation-date>
    <dc:date>2020-07-01T09:41:38.366066337</dc:date>
    <dc:language>en-US</dc:language>
    <meta:editing-cycles>45</meta:editing-cycles>
    <meta:editing-duration>PT23M57S</meta:editing-duration>
    <meta:document-statistic meta:table-count="1" meta:image-count="0" meta:object-count="0" meta:page-count="1" meta:paragraph-count="24" meta:word-count="77" meta:character-count="406" meta:non-whitespace-character-count="361"/>
    <meta:user-defined meta:name="Info 1"/>
    <meta:user-defined meta:name="Info 2"/>
    <meta:user-defined meta:name="Info 3"/>
    <meta:user-defined meta:name="Info 4"/>
  </office:meta>
</office:document-meta>
</file>